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ubleClickStrategy.doubleClicked( ITextViewer 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ubleClickStrategy.selectWord( int caretP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DoubleClickStrategy.selectRange( int startPos , int stop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oubleClickStrategy.selectComment( int caretPo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